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1</text:p>
      <text:p text:style-name="P2">Pietro Mihelj SM3201407</text:p>
      <text:p text:style-name="P4">INTRODUZIONE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tro mihelj</meta:initial-creator>
    <meta:creation-date>2025-01-12T13:13:16.05</meta:creation-date>
    <meta:document-statistic meta:table-count="0" meta:image-count="0" meta:object-count="0" meta:page-count="1" meta:paragraph-count="3" meta:word-count="6" meta:character-count="46"/>
    <dc:date>2025-01-12T14:10:52.88</dc:date>
    <dc:creator>pietro mihelj</dc:creator>
    <meta:editing-duration>PT42M26S</meta:editing-duration>
    <meta:editing-cycles>1</meta:editing-cycles>
    <meta:generator>OpenOffice/4.1.15$Win32 OpenOffice.org_project/4115m2$Build-9813</meta:generator>
  </office:meta>
</office:document-meta>
</file>